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rsid="0003ad94" officeooo:paragraph-rsid="0003ad94"/>
    </style:style>
    <style:style style:name="P3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51pt solid #00000a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0cm" fo:margin-right="0cm" fo:margin-top="0cm" fo:margin-bottom="0.353cm" style:contextual-spacing="true" fo:text-indent="0cm" style:auto-text-indent="false"/>
    </style:style>
    <style:style style:name="T1" style:family="text">
      <style:text-properties officeooo:rsid="0004e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 ao Desenvolvimento web</text:p>
      <text:p text:style-name="P1">Lista de exercícios 1 – Javascript</text:p>
      <text:p text:style-name="P2">Prof. Juliana</text:p>
      <text:list xml:id="list3746938249665204922" text:style-name="WWNum1">
        <text:list-header>
          <text:p text:style-name="P4"/>
        </text:list-header>
        <text:list-item>
          <text:p text:style-name="P4">O que é uma linguagem de script?</text:p>
        </text:list-item>
        <text:list-item>
          <text:p text:style-name="P4">Explique qual é a vantagem de utilizar código JavaScript em uma página HTML.</text:p>
        </text:list-item>
        <text:list-item>
          <text:p text:style-name="P4">Construa uma página em que apareça a mensagem de “Feliz <text:span text:style-name="T1">Natal</text:span>!!”</text:p>
        </text:list-item>
        <text:list-item>
          <text:p text:style-name="P4">Cons<text:bookmark text:name="_GoBack"/>trua uma página e coloque uma mensagem “Seja bem vindo” usando &lt;h1&gt; e logo em seguida use &lt;br&gt; para quebrar a linha, utilizando apenas javascript.</text:p>
        </text:list-item>
        <text:list-item>
          <text:p text:style-name="P4">Faça um script que pergunta o nome e o sobrenome do usuário e “escreve” no html o sobrenome e o nome da pessoa (nesta ordem). </text:p>
        </text:list-item>
        <text:list-item>
          <text:p text:style-name="P4">Construa uma página que leia o valor de uma compra e calcule 10% de desconto, imprimindo essa informação no html.</text:p>
        </text:list-item>
        <text:list-item>
          <text:p text:style-name="P4">Faça um script que solicita do usuário o valor da cotação do dólar e a quantidades de dólares que deseja comprar, para então informar o valor correspondente em R$.</text:p>
        </text:list-item>
        <text:list-item>
          <text:p text:style-name="P4">Faça um script que leia a temperatura em graus centígrados e converta em graus Farenheit.</text:p>
        </text:list-item>
        <text:list-item>
          <text:p text:style-name="P4">Continuando o exercício 8, imprima na tela as seguintes mensagem de acordo com a temperatura: “muito frio” (&lt;10); “frio” (10 até 15); “normal” (16 até 22); “quente” (23 até 30); </text:p>
        </text:list-item>
        <text:list-item>
          <text:p text:style-name="P4">Construa uma página que pergunta o tamanho do texto que deve ter o texto do título “Seja bem vindo”.</text:p>
        </text:list-item>
        <text:list-item>
          <text:p text:style-name="P4">Construa uma página que leia 4 números e mostre a média dos mesmos.</text:p>
        </text:list-item>
        <text:list-item>
          <text:p text:style-name="P4">Faça um script que solicita 3 números do usuário e calcula a média ponderada destes mesmos, sabendo-se que os pesos são 2, 0.5 e 1.</text:p>
        </text:list-item>
        <text:list-item>
          <text:p text:style-name="P4">Construa uma página que leia o saldo de uma aplicação e imprima o novo saldo, considerado o reajuste de 2%.</text:p>
        </text:list-item>
        <text:list-item>
          <text:p text:style-name="P4">Construa uma página que calcule o valor de uma prestação em atraso, utilizando a fórmula:</text:p>
        </text:list-item>
      </text:list>
      <text:p text:style-name="List_20_Paragraph">PRESTAÇÃO = VALOR + (VALOR * (TAXA/100) * TEMPO)</text:p>
      <text:list xml:id="list143515612925783" text:continue-numbering="true" text:style-name="WWNum1">
        <text:list-item>
          <text:p text:style-name="P4">Faça um programa que leia o número do funcionário, o número de horas trabalhadas mensais, o valor que recebe por hora e o número de filhos com idade menor de 14 anos. Ele deve calcular e escrever o salário deste funcionário, sendo que a cada filho menor de 14 anos, acrescenta-se 10% de salário.</text:p>
        </text:list-item>
        <text:list-item>
          <text:p text:style-name="P4">O custo ao consumidor de um carro novo é a soma do custo de fábrica com a percentagem do distribuidor e dos impostos (aplicados ao custo de fábrica). Supondo que a percentagem do distribuidor seja de 28% e os impostos de 45%, escreva um programa que leia o custo de fábrica de um carro e escreva o custo final ao consumidor.</text:p>
        </text:list-item>
        <text:list-item>
          <text:p text:style-name="P4">Faça um script que solicita do usuário um link para uma imagem. Deverá gerar 3 imagens no html cujo endereço é o link informado. Deverá ser solicitado também as dimensões das imagens (altura e largura)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01:56:00</meta:creation-date>
    <meta:initial-creator>Scheidt</meta:initial-creator>
    <dc:language>pt-BR</dc:language>
    <dc:date>2015-12-01T14:35:15.372097907</dc:date>
    <meta:editing-cycles>10</meta:editing-cycles>
    <meta:editing-duration>PT1M6S</meta:editing-duration>
    <meta:generator>LibreOffice/4.2.6.3$Linux_X86_64 LibreOffice_project/420m0$Build-3</meta:generator>
    <meta:document-statistic meta:table-count="0" meta:image-count="0" meta:object-count="0" meta:page-count="1" meta:paragraph-count="21" meta:word-count="454" meta:character-count="2476" meta:non-whitespace-character-count="2057"/>
    <meta:template xlink:type="simple" xlink:actuate="onRequest" xlink:title="Normal.dotm" xlink:href=""/>
  </office:meta>
</office:document-meta>
</file>